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0e3d8d" officeooo:paragraph-rsid="000e3d8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0e789b" officeooo:paragraph-rsid="000e789b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0f8547" officeooo:paragraph-rsid="000f8547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0f8547" officeooo:paragraph-rsid="00116c7f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116c7f" officeooo:paragraph-rsid="00116c7f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12b95f" officeooo:paragraph-rsid="0012b95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style:text-underline-style="none" fo:font-weight="normal" officeooo:rsid="00116c7f" officeooo:paragraph-rsid="00116c7f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style:text-underline-style="none" fo:font-weight="normal" officeooo:rsid="000f8547" officeooo:paragraph-rsid="000f8547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style:text-underline-style="none" fo:font-weight="normal" officeooo:rsid="0012b95f" officeooo:paragraph-rsid="0012b95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style="italic" style:text-underline-style="solid" style:text-underline-width="auto" style:text-underline-color="font-color" fo:font-weight="normal" officeooo:rsid="0012b95f" officeooo:paragraph-rsid="0012b95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Arial" fo:font-size="12pt" fo:font-style="normal" style:text-underline-style="solid" style:text-underline-width="auto" style:text-underline-color="font-color" fo:font-weight="normal" officeooo:rsid="0012b95f" officeooo:paragraph-rsid="0012b95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style:text-underline-style="none" fo:font-weight="normal" officeooo:rsid="0012b95f" officeooo:paragraph-rsid="0012b95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officeooo:paragraph-rsid="000f854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4b8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officeooo:rsid="00116c7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4b84e" style:font-style-asian="normal" style:font-style-complex="normal"/>
    </style:style>
    <style:style style:name="T8" style:family="text">
      <style:text-properties fo:font-style="normal" officeooo:rsid="0017bff3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16c7f" style:font-style-asian="normal" style:font-style-complex="normal"/>
    </style:style>
    <style:style style:name="T11" style:family="text">
      <style:text-properties fo:font-style="normal" fo:font-weight="bold" officeooo:rsid="0012b95f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style:font-name="Arial" fo:font-size="12pt" style:text-underline-style="none" fo:font-weight="normal" officeooo:rsid="000f8547" style:font-size-asian="12pt" style:font-weight-asian="normal" style:font-size-complex="12pt" style:font-weight-complex="normal"/>
    </style:style>
    <style:style style:name="T14" style:family="text">
      <style:text-properties style:font-name="Arial" fo:font-size="12pt" style:text-underline-style="none" fo:font-weight="bold" officeooo:rsid="000f8547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style="normal" style:text-underline-style="none" fo:font-weight="normal" officeooo:rsid="000f8547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tyle="italic" style:text-underline-style="none" style:font-style-asian="italic" style:font-style-complex="italic"/>
    </style:style>
    <style:style style:name="T17" style:family="text">
      <style:text-properties officeooo:rsid="00116c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ftNode</text:p>
      <text:p text:style-name="P1"/>
      <text:p text:style-name="P2"/>
      <text:p text:style-name="P2">Normal Operation:</text:p>
      <text:p text:style-name="P2"><text:span text:style-name="T1"><text:tab/></text:span></text:p>
      <text:p text:style-name="P2"><text:span text:style-name="T1"><text:tab/>-Connect power to Pi</text:span></text:p>
      <text:p text:style-name="P2"><text:span text:style-name="T1"><text:tab/>-After GPS signal </text:span><text:span text:style-name="T2">(indicated by green led)</text:span><text:span text:style-name="T1"> is acquired ROS will startup (takes about 10 <text:tab/><text:tab/>minutes)</text:span></text:p>
      <text:p text:style-name="P2"><text:span text:style-name="T1"><text:tab/>-Camera node starts last. <text:s/>When led on camera illuminates ROS will start bagging</text:span></text:p>
      <text:p text:style-name="P2"/>
      <text:p text:style-name="P3">Restarting Node:</text:p>
      <text:p text:style-name="P3"/>
      <text:p text:style-name="P13"><text:span text:style-name="T13"><text:tab/>-First verify that all nodes as well as ros core are stopped by entering the following into <text:tab/><text:tab/>the command line:</text:span><text:span text:style-name="T14"> </text:span><text:span text:style-name="T16">ps -ef | grep ROS</text:span><text:span text:style-name="T15"> and kill any running ROS processes</text:span></text:p>
      <text:p text:style-name="P3"><text:span text:style-name="T9"><text:tab/>-Run the startup script: /etc/init.d/driftNodeStartupROS.sh</text:span></text:p>
      <text:p text:style-name="P3"><text:span text:style-name="T9"><text:tab/>-The node should now follow normal operation</text:span></text:p>
      <text:p text:style-name="P3"/>
      <text:p text:style-name="P5"><text:span text:style-name="T6">Starting ROS Manually:</text:span></text:p>
      <text:p text:style-name="P5"/>
      <text:p text:style-name="P7"><text:span text:style-name="T6"><text:tab/>-in a terminal enter </text:span><text:span text:style-name="T3">roscore</text:span></text:p>
      <text:p text:style-name="P7"><text:span text:style-name="T3"><text:tab/>-</text:span><text:span text:style-name="T6">start the gps node by entering </text:span><text:span text:style-name="T3">rosrun gps_node_py gps_talker.py </text:span><text:span text:style-name="T6">in a new terminal</text:span></text:p>
      <text:p text:style-name="P7"><text:span text:style-name="T6"><text:tab/><text:tab/></text:span><text:span text:style-name="T11">Do not start other nodes until GPS gets signal and updates system time.</text:span></text:p>
      <text:p text:style-name="P7"><text:span text:style-name="T3"><text:tab/>-</text:span><text:span text:style-name="T6">start the imu node by entering </text:span><text:span text:style-name="T3">rosrun imu_node imu_talker.py </text:span><text:span text:style-name="T6">in a new terminal</text:span></text:p>
      <text:p text:style-name="P7"><text:span text:style-name="T3"><text:tab/>-</text:span><text:span text:style-name="T6">start the wifi node by entering </text:span><text:span text:style-name="T3">rosrun wifi_node wifi_talker.py </text:span><text:span text:style-name="T6">in a new terminal</text:span></text:p>
      <text:p text:style-name="P7"><text:span text:style-name="T3"><text:tab/>-</text:span><text:span text:style-name="T6">start the camera node by entering</text:span></text:p>
      <text:p text:style-name="P7"><text:span text:style-name="T6"><text:tab/><text:tab/></text:span><text:span text:style-name="T3">rosrun raspicam raspicam_node _width:=1200 _height:=900 _framerate:=2 <text:tab/><text:tab/><text:tab/>_quality:=75 _tf_prefix:=pi- &amp; </text:span><text:span text:style-name="T6">in a new terminal. <text:s/>Don't go below 2 fps, or too <text:tab/><text:tab/><text:tab/>high of a resolution/quality as this will crash the node.</text:span></text:p>
      <text:p text:style-name="P7"><text:span text:style-name="T3"><text:tab/></text:span><text:span text:style-name="T6">-wait for camera node to start and then enter </text:span><text:span text:style-name="T3">rosservice call /camera/start_capture</text:span></text:p>
      <text:p text:style-name="P8"><text:tab/><text:tab/><text:span text:style-name="T17">in a new terminal. <text:s/>Once the camera starts capturing, the red led on it will I<text:tab/><text:tab/><text:tab/>lluminate.</text:span></text:p>
      <text:p text:style-name="P4"><text:span text:style-name="T9"><text:tab/>-</text:span><text:span text:style-name="T10">bag the topics by entering </text:span><text:span text:style-name="T5">rosbag record -a -q --split –size=500000</text:span><text:span text:style-name="T10"> in a new terminal. <text:s/></text:span></text:p>
      <text:p text:style-name="P4"><text:span text:style-name="T10"><text:tab/><text:tab/>Before recording, be sure to change to directory where you want bag files to go.</text:span></text:p>
      <text:p text:style-name="P3"><text:span text:style-name="T9"/></text:p>
      <text:p text:style-name="P6">Manually Starting ad-hoc Network:</text:p>
      <text:p text:style-name="P6"><text:span text:style-name="T1"><text:tab/></text:span></text:p>
      <text:p text:style-name="P6"><text:span text:style-name="T1"><text:tab/>-first make sure the pi is not connected to any networks. <text:s/>If it is delete those networks <text:tab/><text:tab/><text:tab/>from the pi by editing the file (as root) </text:span><text:span text:style-name="T4">/etc/wpa_supplicant/wpa_supplicant.conf</text:span><text:span text:style-name="T9"> </text:span></text:p>
      <text:p text:style-name="P6"><text:span text:style-name="T9"><text:tab/><text:tab/>and delete lines containing information about wireless networks.</text:span></text:p>
      <text:p text:style-name="P6"><text:span text:style-name="T9"><text:tab/>-set up network by entering the following:</text:span></text:p>
      <text:p text:style-name="P6"><text:span text:style-name="T9"><text:tab/><text:tab/></text:span><text:span text:style-name="T4">sudo ifconfig wlan0 down</text:span></text:p>
      <text:p text:style-name="P10"><text:span text:style-name="T1"><text:tab/><text:tab/>sudo ifconfig wlan0 up</text:span></text:p>
      <text:p text:style-name="P10"><text:span text:style-name="T1"><text:tab/><text:tab/>sudo iwconfig wlan0 mode ad-hoc</text:span></text:p>
      <text:p text:style-name="P10"><text:span text:style-name="T1"><text:tab/><text:tab/>sudo iwconfig wlan0 essid "</text:span>NODE NAME<text:span text:style-name="T1">”</text:span></text:p>
      <text:p text:style-name="P10"><text:span text:style-name="T1"><text:tab/><text:tab/>sudo ifconfig wlan0 192.168.1.1 netmask 255.255.255.0</text:span></text:p>
      <text:p text:style-name="P10"/>
      <text:p text:style-name="P11"/>
      <text:p text:style-name="P11"/>
      <text:p text:style-name="P11"/>
      <text:p text:style-name="P11"><text:soft-page-break/>Important Files:</text:p>
      <text:p text:style-name="P11"/>
      <text:p text:style-name="P12"><text:tab/>-There are some important files in the file system of the Pi that must not be moved or <text:tab/><text:tab/><text:tab/>deleted due to dependencies. <text:s/>These include:</text:p>
      <text:p text:style-name="P9"><text:span text:style-name="T6"><text:tab/><text:tab/></text:span><text:span text:style-name="T12">On the desktop:</text:span><text:span text:style-name="T6"> GPSstart.py and GPIOLED.py</text:span></text:p>
      <text:p text:style-name="P9"><text:span text:style-name="T6"><text:tab/><text:tab/></text:span><text:span text:style-name="T12">In the downloads folder:</text:span><text:span text:style-name="T6"> </text:span><text:span text:style-name="T7">p</text:span><text:span text:style-name="T6">oco folder and bullet fol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48:38.752846212</meta:creation-date>
    <meta:generator>LibreOffice/4.2.7.2$Linux_X86_64 LibreOffice_project/420m0$Build-2</meta:generator>
    <dc:date>2015-01-06T17:58:05.029369624</dc:date>
    <meta:editing-duration>PT18H18M24S</meta:editing-duration>
    <meta:editing-cycles>9</meta:editing-cycles>
    <meta:document-statistic meta:table-count="0" meta:image-count="0" meta:object-count="0" meta:page-count="2" meta:paragraph-count="36" meta:word-count="349" meta:character-count="2234" meta:non-whitespace-character-count="1848"/>
  </office:meta>
</office:document-meta>
</file>